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7.3pt"/>
    </style:style>
    <style:style style:name="co2" style:family="table-column">
      <style:table-column-properties fo:break-before="auto" style:column-width="169.6pt"/>
    </style:style>
    <style:style style:name="co3" style:family="table-column">
      <style:table-column-properties fo:break-before="auto" style:column-width="82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05pt" fo:break-before="auto" style:use-optimal-row-height="true"/>
    </style:style>
    <style:style style:name="ro3" style:family="table-row">
      <style:table-row-properties style:row-height="26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 fo:padding="2.01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0c0c0" fo:padding="2.01pt" style:vertical-align="middl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74pt dotted #808080" fo:background-color="#c0c0c0" fo:border-left="none" fo:padding="2.01pt" fo:border-right="none" fo:border-top="none" style:vertical-align="middl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0.74pt dotted #808080" fo:background-color="#c0c0c0" fo:border-left="none" fo:padding="2.01pt" fo:border-right="none" fo:border-top="0.74pt dotted #808080" style:vertical-align="middl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0c0c0" fo:border-left="none" fo:padding="2.01pt" fo:border-right="none" fo:border-top="0.74pt dotted #808080" style:vertical-align="middle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74pt dotted #808080" style:text-align-source="fix" style:repeat-content="false" fo:wrap-option="wrap" fo:border-left="none" fo:padding="2.01pt" fo:border-right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74pt dotted #808080" style:text-align-source="fix" style:repeat-content="false" fo:wrap-option="wrap" fo:border-left="none" fo:padding="2.01pt" fo:border-right="none" fo:border-top="0.74pt dotted #80808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padding="2.01pt" fo:border-right="none" fo:border-top="0.74pt dotted #808080" style:vertical-align="middl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3" table:default-cell-style-name="ce6"/>
        <table:table-column table:style-name="co4" table:number-columns-repeated="1019" table:default-cell-style-name="ce6"/>
        <table:table-row table:style-name="ro1">
          <table:table-cell table:style-name="ce1" office:value-type="string" calcext:value-type="string" table:number-columns-spanned="2" table:number-rows-spanned="1">
            <text:p>Profili</text:p>
          </table:table-cell>
          <table:covered-table-cell table:style-name="ce1"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Operatore</text:p>
          </table:table-cell>
          <table:table-cell table:style-name="ce1" office:value-type="string" calcext:value-type="string">
            <text:p>Amministratore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Privilegi</text:p>
          </table:table-cell>
          <table:covered-table-cell table:style-name="ce2"/>
          <table:table-cell table:style-name="ce8" table:number-columns-repeated="3"/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liente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peratore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mministratore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ccount: Lettura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ccount: Modifica</text:p>
          </table:table-cell>
          <table:table-cell table:style-name="ce10" office:value-type="string" calcext:value-type="string">
            <text:p>Solo alcuni campi</text:p>
          </table:table-cell>
          <table:table-cell table:style-name="ce10" table:number-columns-repeated="2"/>
          <table:table-cell table:number-columns-repeated="101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liente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Cliente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Schede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Schede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bbonamenti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Abbonamenti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ipi Abbonamento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Tipi Abbonamento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Assegna Postazione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segna Postazione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Disponibilità Postazione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Disponibilità Postazione: Modific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ubaffitta Postazione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Subaffitta Postazione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ostazioni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ostazioni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vizi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Servizi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Tipi Servizio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Tipi Servizio: Modifica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sti Servizio: Lettura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Costi Servizio: Modifica</text:p>
          </table:table-cell>
          <table:table-cell table:style-name="ce11" table:number-columns-repeated="3"/>
          <table:table-cell table:number-columns-repeated="1019"/>
        </table:table-row>
        <table:table-row table:style-name="ro4">
          <table:table-cell table:style-name="Default"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Bologna</meta:initial-creator>
    <meta:creation-date>2017-04-18T01:42:17.567021252</meta:creation-date>
    <dc:date>2017-04-18T01:57:52.596649004</dc:date>
    <dc:creator>Davide Bologna</dc:creator>
    <meta:editing-duration>PT15M36S</meta:editing-duration>
    <meta:editing-cycles>1</meta:editing-cycles>
    <meta:document-statistic meta:table-count="1" meta:cell-count="79" meta:object-count="0"/>
    <meta:generator>LibreOffice/5.2.6.2$Linux_X86_64 LibreOffice_project/20m0$Build-2</meta:generator>
  </office:meta>
</office:document-meta>
</file>